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avid" fo:font-size="15pt" style:font-size-asian="15pt" style:font-name-complex="David1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David" style:font-name-complex="David1"/>
    </style:style>
    <style:style style:name="P3" style:family="paragraph" style:parent-style-name="Standard">
      <style:paragraph-properties fo:line-height="150%"/>
      <style:text-properties style:font-name="David" style:font-name-complex="David1"/>
    </style:style>
    <style:style style:name="P4" style:family="paragraph" style:parent-style-name="Standard">
      <style:paragraph-properties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3.5972in"/>
        </style:tab-stops>
      </style:paragraph-properties>
    </style:style>
    <style:style style:name="P7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8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9" style:family="paragraph" style:parent-style-name="Standard">
      <style:paragraph-properties fo:line-height="150%" fo:text-align="center" style:justify-single-word="false" style:writing-mode="rl-tb">
        <style:tab-stops>
          <style:tab-stop style:position="3.5972in"/>
        </style:tab-stops>
      </style:paragraph-properties>
    </style:style>
    <style:style style:name="P10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</style:style>
    <style:style style:name="P11" style:family="paragraph" style:parent-style-name="Standard">
      <style:paragraph-properties fo:margin-top="0in" fo:margin-bottom="0.111in" loext:contextual-spacing="false" fo:text-align="center" style:justify-single-word="false" style:writing-mode="rl-tb">
        <style:tab-stops>
          <style:tab-stop style:position="3.5972in"/>
        </style:tab-stops>
      </style:paragraph-properties>
      <style:text-properties officeooo:rsid="0019f962" officeooo:paragraph-rsid="0019f962"/>
    </style:style>
    <style:style style:name="P12" style:family="paragraph" style:parent-style-name="Standard">
      <style:paragraph-properties fo:margin-left="-0.7083in" fo:margin-right="-0.1181in" fo:margin-top="0.1945in" fo:margin-bottom="0.111in" loext:contextual-spacing="false" fo:line-height="150%" fo:text-indent="0in" style:auto-text-indent="false">
        <style:tab-stops>
          <style:tab-stop style:position="3.5972in"/>
        </style:tab-stops>
      </style:paragraph-properties>
    </style:style>
    <style:style style:name="P13" style:family="paragraph" style:parent-style-name="Standard" style:master-page-name="Standard">
      <style:paragraph-properties style:page-number="auto"/>
      <style:text-properties style:font-name="David" fo:font-size="15pt" style:font-size-asian="15pt" style:font-name-complex="David1" style:font-size-complex="15pt"/>
    </style:style>
    <style:style style:name="P14" style:family="paragraph">
      <style:paragraph-properties fo:text-align="center"/>
    </style:style>
    <style:style style:name="T1" style:family="text">
      <style:text-properties fo:color="#000000" style:font-name="Times New Roman" fo:font-size="16pt" style:font-size-asian="16pt" style:font-name-complex="Times New Roman1" style:font-size-complex="16pt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fo:color="#000000" style:font-name="Times New Roman" fo:font-size="12pt" style:font-size-asian="12pt" style:font-name-complex="Times New Roman1" style:font-size-complex="12pt"/>
    </style:style>
    <style:style style:name="T4" style:family="text">
      <style:text-properties fo:color="#000000" style:font-name="Times New Roman" fo:font-size="12pt" officeooo:rsid="0019f962" style:font-size-asian="12pt" style:font-name-complex="Times New Roman1" style:font-size-complex="12pt"/>
    </style:style>
    <style:style style:name="T5" style:family="text">
      <style:text-properties fo:color="#000000" style:font-name="Times New Roman" fo:font-size="12pt" style:text-underline-style="solid" style:text-underline-width="auto" style:text-underline-color="font-color" officeooo:rsid="0019f962" style:font-size-asian="12pt" style:font-name-complex="Times New Roman1" style:font-size-complex="12pt"/>
    </style:style>
    <style:style style:name="T6" style:family="text">
      <style:text-properties fo:color="#000000" style:font-name="Times New Roman" style:font-name-complex="Times New Roman1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/>
    </style:style>
    <style:style style:name="T9" style:family="text">
      <style:text-properties style:font-name="David" style:font-name-complex="David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5"><text:span text:style-name="T1">BEN- GURION UNIVERSITY OF THE NEGEV</text:span> </text:p>
      <text:p text:style-name="P5"><text:span text:style-name="T2">THE FACULTY OF ENGINEERING SCIENCES</text:span></text:p>
      <text:p text:style-name="P5"><text:span text:style-name="T2">DEPARTMENT OF ELECTRICAL &amp; COMPUTER ENGINEERING</text:span></text:p>
      <text:p text:style-name="P2"/>
      <text:p text:style-name="P3"/>
      <text:p text:style-name="P6"><text:span text:style-name="T3">ACCELERATED MAGNETIC RESONANCE IMAGING BY ADVERSARIAL NEURAL NETWORK</text:span></text:p>
      <text:p text:style-name="P4"/>
      <text:p text:style-name="P7"/>
      <text:p text:style-name="P9"><text:span text:style-name="T6">THESIS SUBMITTED IN PARTIAL FULFILLMENT OF THE REQUIREMENTS FOR</text:span><text:span text:style-name="T7"><text:line-break/></text:span><text:span text:style-name="T6">THE MASTER OF SCIENCES DEGREE</text:span></text:p>
      <text:p text:style-name="P8"/>
      <text:p text:style-name="P10"><text:span text:style-name="T9">OHAD SHITRIT</text:span></text:p>
      <text:p text:style-name="P8"/>
      <text:p text:style-name="P10"><text:span text:style-name="T9">UNDER THE SUPERVISION OF: DR TAMMY RIKLIN-RAVIV</text:span></text:p>
      <text:p text:style-name="P8"><draw:path text:anchor-type="paragraph" draw:z-index="0" draw:name="Shape1" draw:style-name="gr1" draw:text-style-name="P14" svg:width="0.4331in" svg:height="0.3374in" draw:transform="skewX (-0.262148453649548) rotate (-2.2174408146588) translate (4.90877900989756in 0.258505688664455in)" svg:viewBox="0 0 1101 858" svg:d="M165 47c241-68 533 107 574 382 56 378-477 554-567 330-117-292 356-292 557-350 486-142-183-402-271-408-98-8-767 55-286 261 259 111 543 148 823 145l106 17"><text:p/></draw:path></text:p>
      <text:p text:style-name="P12"><text:span text:style-name="T3">Signature of student: ________________ <text:s text:c="37"/></text:span><text:bookmark text:name="_GoBack"/><text:span text:style-name="T3"><text:s text:c="3"/>Date: _</text:span><text:span text:style-name="T5">28/02/2018</text:span><text:span text:style-name="T3">_</text:span><text:span text:style-name="T8"><text:line-break/></text:span><text:span text:style-name="T3">Signature of supervisor: ________________ <text:s text:c="35"/>Date: _________</text:span><text:span text:style-name="T8"><text:line-break/></text:span><text:span text:style-name="T3">Signature of chairperson</text:span><text:span text:style-name="T8"><text:line-break/></text:span><text:span text:style-name="T3">Of the committee for graduate studies: ________________ <text:s text:c="12"/>Date: _________</text:span></text:p>
      <text:p text:style-name="P7"/>
      <text:p text:style-name="P8"/>
      <text:p text:style-name="P8"/>
      <text:p text:style-name="P11"><text:span text:style-name="T2">Feb 28,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David" fo:font-family="David" style:font-family-generic="roman" style:font-pitch="variable" fo:font-size="14pt" fo:font-style="normal" fo:font-weight="normal" style:font-size-asian="14pt" style:font-style-asian="normal" style:font-weight-asian="normal" style:font-name-complex="David1" style:font-family-complex="David" style:font-family-generic-complex="system" style:font-pitch-complex="variable" style:font-size-complex="14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21:00</meta:creation-date>
    <meta:initial-creator>Hershkovich, Tzachi</meta:initial-creator>
    <dc:language>en-US</dc:language>
    <meta:print-date>2017-03-11T23:06:00</meta:print-date>
    <dc:date>2018-01-20T18:45:25.218342822</dc:date>
    <meta:editing-cycles>11</meta:editing-cycles>
    <meta:editing-duration>PT9M14S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75" meta:character-count="649" meta:non-whitespace-character-count="495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